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21 Days</text:p>
          </table:table-cell>
          <table:table-cell table:style-name="ce19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난민 시뮬레이션</text:p>
          </table:table-cell>
          <table:table-cell table:number-columns-repeated="2" table:style-name="ce19" office:value-type="string" calcext:value-type="string">
            <text:p>Hardtalk Studio</text:p>
          </table:table-cell>
          <table:table-cell table:style-name="ce26"/>
          <table:table-cell table:style-name="ce2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네바에</text:p>
          </table:table-cell>
          <table:table-cell table:style-name="ce19" office:value-type="string" calcext:value-type="string">
            <text:p>Nevaeh</text:p>
          </table:table-cell>
          <table:table-cell table:style-name="ce19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퍼즐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eep Dark Dungeon</text:p>
          </table:table-cell>
          <table:table-cell table:style-name="ce19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액션</text:p>
          </table:table-cell>
          <table:table-cell table:style-name="ce19" office:value-type="string" calcext:value-type="string">
            <text:p>GlassCats</text:p>
          </table:table-cell>
          <table:table-cell table:style-name="ce19" office:value-type="string" calcext:value-type="string">
            <text:p>GlassCat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</text:p>
          </table:table-cell>
          <table:table-cell table:style-name="ce19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 2</text:p>
          </table:table-cell>
          <table:table-cell table:style-name="ce19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 My MIND.</text:p>
          </table:table-cell>
          <table:table-cell table:style-name="ce19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슈팅</text:p>
          </table:table-cell>
          <table:table-cell table:style-name="ce19" office:value-type="string" calcext:value-type="string">
            <text:p>P.S.B (iNsOoL)</text:p>
          </table:table-cell>
          <table:table-cell table:style-name="ce19" office:value-type="string" calcext:value-type="string">
            <text:p>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finite Sunshine Dust</text:p>
          </table:table-cell>
          <table:table-cell table:style-name="ce19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공포, 어드벤처</text:p>
          </table:table-cell>
          <table:table-cell table:number-columns-repeated="2" table:style-name="ce19" office:value-type="string" calcext:value-type="string">
            <text:p>Kena MAKF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oonlight thief</text:p>
          </table:table-cell>
          <table:table-cell table:style-name="ce19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탑뷰, 액션, 잠입, 추리</text:p>
          </table:table-cell>
          <table:table-cell table:number-columns-repeated="2" table:style-name="ce19" office:value-type="string" calcext:value-type="string">
            <text:p>Alpheratz*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LUTONIUM</text:p>
          </table:table-cell>
          <table:table-cell table:style-name="ce19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2D, 어드벤처</text:p>
          </table:table-cell>
          <table:table-cell table:number-columns-repeated="2" table:style-name="ce19" office:value-type="string" calcext:value-type="string">
            <text:p>Ch.ZBK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icce</text:p>
          </table:table-cell>
          <table:table-cell table:style-name="ce19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73:list.C74" table:on-update-keep-styles="true" table:on-update-keep-size="false"/>
        <table:database-range table:name="__Anonymous_Sheet_DB__0" table:target-range-address="list.B2:list.H9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00/00/00</text:date>, <text:time style:data-style-name="N2" text:time-value="00:33:00.07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5T00:35:37.721000000</dc:date>
    <meta:editing-duration>PT10H15M15S</meta:editing-duration>
    <meta:editing-cycles>232</meta:editing-cycles>
    <meta:document-statistic meta:table-count="1" meta:cell-count="70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